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fr" fo:country="FR" style:text-underline-style="solid" style:text-underline-width="auto" style:text-underline-color="font-color" fo:font-weight="bold" officeooo:rsid="001fb447" officeooo:paragraph-rsid="001fb447" style:font-size-asian="14pt" style:font-weight-asian="bold" style:font-size-complex="14pt" style:font-weight-complex="bold"/>
    </style:style>
    <style:style style:name="P2" style:family="paragraph" style:parent-style-name="Standard">
      <style:text-properties fo:language="fr" fo:country="FR" officeooo:rsid="001fb447" officeooo:paragraph-rsid="001fb447"/>
    </style:style>
    <style:style style:name="P3" style:family="paragraph" style:parent-style-name="Standard" style:list-style-name="L1">
      <style:text-properties fo:language="fr" fo:country="FR" officeooo:rsid="001fb447" officeooo:paragraph-rsid="00228ed3"/>
    </style:style>
    <style:style style:name="P4" style:family="paragraph" style:parent-style-name="Standard" style:list-style-name="L1">
      <style:text-properties fo:language="fr" fo:country="FR" officeooo:rsid="001fb447" officeooo:paragraph-rsid="001fb447"/>
    </style:style>
    <style:style style:name="P5" style:family="paragraph" style:parent-style-name="Standard">
      <style:text-properties fo:language="fr" fo:country="FR" style:text-underline-style="solid" style:text-underline-width="auto" style:text-underline-color="font-color" fo:font-weight="bold" officeooo:rsid="001fb447" officeooo:paragraph-rsid="001fb447" style:font-weight-asian="bold" style:font-weight-complex="bold"/>
    </style:style>
    <style:style style:name="P6" style:family="paragraph" style:parent-style-name="Standard">
      <style:text-properties fo:language="fr" fo:country="FR" style:text-underline-style="solid" style:text-underline-width="auto" style:text-underline-color="font-color" fo:font-weight="bold" officeooo:rsid="00245001" officeooo:paragraph-rsid="00245001" style:font-weight-asian="bold" style:font-weight-complex="bold"/>
    </style:style>
    <style:style style:name="P7" style:family="paragraph" style:parent-style-name="Standard" style:list-style-name="L1">
      <style:text-properties fo:language="fr" fo:country="FR" officeooo:rsid="00228ed3" officeooo:paragraph-rsid="00228ed3"/>
    </style:style>
    <style:style style:name="P8" style:family="paragraph" style:parent-style-name="Standard" style:list-style-name="L1">
      <style:text-properties fo:language="fr" fo:country="FR" officeooo:rsid="00210f76" officeooo:paragraph-rsid="00210f76"/>
    </style:style>
    <style:style style:name="P9" style:family="paragraph" style:parent-style-name="Standard" style:list-style-name="L1">
      <style:text-properties fo:language="fr" fo:country="FR" officeooo:rsid="00210f76" officeooo:paragraph-rsid="00228ed3"/>
    </style:style>
    <style:style style:name="P10" style:family="paragraph" style:parent-style-name="Standard" style:list-style-name="L2">
      <style:text-properties fo:language="fr" fo:country="FR" officeooo:rsid="00245001" officeooo:paragraph-rsid="00245001"/>
    </style:style>
    <style:style style:name="P11" style:family="paragraph" style:parent-style-name="Standard" style:list-style-name="L2">
      <style:text-properties fo:language="fr" fo:country="FR" officeooo:rsid="00251e54" officeooo:paragraph-rsid="00251e54"/>
    </style:style>
    <style:style style:name="P12" style:family="paragraph" style:parent-style-name="Standard">
      <style:text-properties fo:language="fr" fo:country="FR" officeooo:rsid="00251e54" officeooo:paragraph-rsid="00255648"/>
    </style:style>
    <style:style style:name="P13" style:family="paragraph" style:parent-style-name="Standard" style:list-style-name="L2">
      <style:text-properties fo:language="fr" fo:country="FR" officeooo:rsid="00255648" officeooo:paragraph-rsid="00255648"/>
    </style:style>
    <style:style style:name="P14" style:family="paragraph" style:parent-style-name="Standard" style:list-style-name="L2">
      <style:text-properties fo:language="fr" fo:country="FR" officeooo:rsid="00262705" officeooo:paragraph-rsid="00262705"/>
    </style:style>
    <style:style style:name="P15" style:family="paragraph" style:parent-style-name="Standard">
      <style:text-properties fo:language="fr" fo:country="FR" officeooo:rsid="00262705" officeooo:paragraph-rsid="00262705"/>
    </style:style>
    <style:style style:name="P16" style:family="paragraph" style:parent-style-name="Standard" style:list-style-name="L2">
      <style:text-properties fo:language="fr" fo:country="FR" officeooo:rsid="002587c1" officeooo:paragraph-rsid="002587c1"/>
    </style:style>
    <style:style style:name="P17" style:family="paragraph" style:parent-style-name="Standard" style:list-style-name="L2">
      <style:text-properties fo:language="fr" fo:country="FR" officeooo:rsid="0027ab56" officeooo:paragraph-rsid="0027ab56"/>
    </style:style>
    <style:style style:name="P18" style:family="paragraph" style:parent-style-name="Standard" style:list-style-name="L2">
      <style:text-properties fo:language="fr" fo:country="FR" officeooo:rsid="002b6ba2" officeooo:paragraph-rsid="002b6ba2"/>
    </style:style>
    <style:style style:name="P19" style:family="paragraph" style:parent-style-name="Standard" style:list-style-name="L2">
      <style:text-properties fo:language="fr" fo:country="FR" officeooo:rsid="002c1327" officeooo:paragraph-rsid="002c1327"/>
    </style:style>
    <style:style style:name="T1" style:family="text">
      <style:text-properties officeooo:rsid="00228ed3"/>
    </style:style>
    <style:style style:name="T2" style:family="text">
      <style:text-properties officeooo:rsid="00239374"/>
    </style:style>
    <style:style style:name="T3" style:family="text">
      <style:text-properties officeooo:rsid="00251e54"/>
    </style:style>
    <style:style style:name="T4" style:family="text">
      <style:text-properties officeooo:rsid="002587c1"/>
    </style:style>
    <style:style style:name="T5" style:family="text">
      <style:text-properties officeooo:rsid="002a7f8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Annuaire Gabon</text:p>
      <text:p text:style-name="P2"/>
      <text:p text:style-name="P2"/>
      <text:p text:style-name="P5">Fonctionnalités <text:span text:style-name="T2">souhaitées </text:span>:</text:p>
      <text:list xml:id="list23795886603446095" text:style-name="L1">
        <text:list-item>
          <text:p text:style-name="P3">Recherche professionnels <text:span text:style-name="T1">directement</text:span></text:p>
        </text:list-item>
        <text:list-item>
          <text:p text:style-name="P7">Recherche en regardant la liste de catégories</text:p>
        </text:list-item>
        <text:list-item>
          <text:p text:style-name="P7">Météo</text:p>
        </text:list-item>
        <text:list-item>
          <text:p text:style-name="P7">Lien avec annuaire des autres villes</text:p>
        </text:list-item>
        <text:list-item>
          <text:p text:style-name="P4">Bons plans et promos</text:p>
        </text:list-item>
        <text:list-item>
          <text:p text:style-name="P4">Recherche :</text:p>
          <text:list>
            <text:list-item>
              <text:p text:style-name="P4">Par nom ou catégorie</text:p>
            </text:list-item>
            <text:list-item>
              <text:p text:style-name="P4">Critères : à côté de moi, une ville en particulier, tout le territoire</text:p>
            </text:list-item>
            <text:list-item>
              <text:p text:style-name="P4">Résultats triés par défaut, notes, géolocalisation, avis</text:p>
            </text:list-item>
            <text:list-item>
              <text:p text:style-name="P4">Résultats filtrés par horaire, budget, type, presta</text:p>
            </text:list-item>
            <text:list-item>
              <text:p text:style-name="P4">Position sur la carte</text:p>
            </text:list-item>
          </text:list>
        </text:list-item>
        <text:list-item>
          <text:p text:style-name="P4">Compte:</text:p>
          <text:list>
            <text:list-item>
              <text:p text:style-name="P4">Login normal ou FB</text:p>
            </text:list-item>
            <text:list-item>
              <text:p text:style-name="P4">Gérer identifiant + mdp</text:p>
            </text:list-item>
            <text:list-item>
              <text:p text:style-name="P4">Consulter mes avis</text:p>
            </text:list-item>
            <text:list-item>
              <text:p text:style-name="P4">Consulter mes points</text:p>
            </text:list-item>
            <text:list-item>
              <text:p text:style-name="P4">Consulter mes badges</text:p>
            </text:list-item>
            <text:list-item>
              <text:p text:style-name="P4">Logout</text:p>
            </text:list-item>
          </text:list>
        </text:list-item>
        <text:list-item>
          <text:p text:style-name="P4">Historique de professionnels consultés et de recherches</text:p>
        </text:list-item>
        <text:list-item>
          <text:p text:style-name="P4">Paramètres</text:p>
          <text:list>
            <text:list-item>
              <text:p text:style-name="P4">Gestion catégories</text:p>
            </text:list-item>
            <text:list-item>
              <text:p text:style-name="P4">Gestion notifications</text:p>
            </text:list-item>
            <text:list-item>
              <text:p text:style-name="P4">Gestion promos</text:p>
            </text:list-item>
            <text:list-item>
              <text:p text:style-name="P7">Effacer cache</text:p>
            </text:list-item>
          </text:list>
        </text:list-item>
        <text:list-item>
          <text:p text:style-name="P4">About page</text:p>
        </text:list-item>
        <text:list-item>
          <text:p text:style-name="P4">FAQ page</text:p>
        </text:list-item>
        <text:list-item>
          <text:p text:style-name="P4">Astuces sur comment utiliser</text:p>
        </text:list-item>
        <text:list-item>
          <text:p text:style-name="P4">Fiche professionnel :</text:p>
          <text:list>
            <text:list-item>
              <text:p text:style-name="P8">Ajout photo</text:p>
            </text:list-item>
            <text:list-item>
              <text:p text:style-name="P8">Ajout contact</text:p>
            </text:list-item>
            <text:list-item>
              <text:p text:style-name="P8">Ecrire Avis</text:p>
            </text:list-item>
            <text:list-item>
              <text:p text:style-name="P8">Partager</text:p>
            </text:list-item>
            <text:list-item>
              <text:p text:style-name="P8">Horaires</text:p>
            </text:list-item>
            <text:list-item>
              <text:p text:style-name="P9">Avis (étoiles + commentaire)</text:p>
            </text:list-item>
            <text:list-item>
              <text:p text:style-name="P9">Coordonnées</text:p>
            </text:list-item>
            <text:list-item>
              <text:p text:style-name="P9"><text:span text:style-name="T1">L</text:span>ogo</text:p>
            </text:list-item>
            <text:list-item>
              <text:p text:style-name="P8">Téléphone</text:p>
            </text:list-item>
            <text:list-item>
              <text:p text:style-name="P8">Email</text:p>
            </text:list-item>
            <text:list-item>
              <text:p text:style-name="P8">Site web</text:p>
            </text:list-item>
            <text:list-item>
              <text:p text:style-name="P8">Itinéraire GPS</text:p>
            </text:list-item>
            <text:list-item>
              <text:p text:style-name="P8">Infos : </text:p>
              <text:list>
                <text:list-item>
                  <text:p text:style-name="P8">Type activité</text:p>
                </text:list-item>
                <text:list-item>
                  <text:p text:style-name="P8">Moyen paiements</text:p>
                </text:list-item>
                <text:list-item>
                  <text:p text:style-name="P8">Description</text:p>
                </text:list-item>
                <text:list-item>
                  <text:p text:style-name="P8"><text:span text:style-name="T5">Services</text:span> fournis</text:p>
                </text:list-item>
              </text:list>
            </text:list-item>
          </text:list>
        </text:list-item>
      </text:list>
      <text:p text:style-name="P6"><text:soft-page-break/>Catégories de professionnels :</text:p>
      <text:list xml:id="list8859579844293615327" text:style-name="L2">
        <text:list-item>
          <text:p text:style-name="P10">Restauration</text:p>
          <text:list>
            <text:list-item>
              <text:p text:style-name="P10">Restaurant.</text:p>
            </text:list-item>
            <text:list-item>
              <text:p text:style-name="P10">Café</text:p>
            </text:list-item>
            <text:list-item>
              <text:p text:style-name="P10">Bar</text:p>
            </text:list-item>
            <text:list-item>
              <text:p text:style-name="P10">Boulangerie / Pâtisserie</text:p>
            </text:list-item>
            <text:list-item>
              <text:p text:style-name="P10">Poissonnier</text:p>
            </text:list-item>
            <text:list-item>
              <text:p text:style-name="P10">Traiteur</text:p>
            </text:list-item>
          </text:list>
        </text:list-item>
        <text:list-item>
          <text:p text:style-name="P10">Hôtellerie</text:p>
        </text:list-item>
        <text:list-item>
          <text:p text:style-name="P10">Médecine</text:p>
          <text:list>
            <text:list-item>
              <text:p text:style-name="P10">Médecin</text:p>
            </text:list-item>
            <text:list-item>
              <text:p text:style-name="P10">Dentiste</text:p>
            </text:list-item>
            <text:list-item>
              <text:p text:style-name="P10">Kinésithérapie</text:p>
            </text:list-item>
            <text:list-item>
              <text:p text:style-name="P10">Hôpital</text:p>
            </text:list-item>
            <text:list-item>
              <text:p text:style-name="P10">Urgences</text:p>
            </text:list-item>
            <text:list-item>
              <text:p text:style-name="P10">Radiologie</text:p>
            </text:list-item>
            <text:list-item>
              <text:p text:style-name="P10">Laboratoire d'analyses</text:p>
            </text:list-item>
            <text:list-item>
              <text:p text:style-name="P10">Vétérinaire</text:p>
            </text:list-item>
            <text:list-item>
              <text:p text:style-name="P11">Pharmacie</text:p>
            </text:list-item>
            <text:list-item>
              <text:p text:style-name="P13">Infirmier</text:p>
            </text:list-item>
            <text:list-item>
              <text:p text:style-name="P13">Ambulance</text:p>
            </text:list-item>
          </text:list>
        </text:list-item>
        <text:list-item>
          <text:p text:style-name="P10">Service<text:span text:style-name="T3">s</text:span></text:p>
          <text:list>
            <text:list-item>
              <text:p text:style-name="P11">Taxi</text:p>
            </text:list-item>
            <text:list-item>
              <text:p text:style-name="P11">Coiffeur</text:p>
            </text:list-item>
            <text:list-item>
              <text:p text:style-name="P11">Cordonnier</text:p>
            </text:list-item>
            <text:list-item>
              <text:p text:style-name="P11">Déménageur</text:p>
            </text:list-item>
            <text:list-item>
              <text:p text:style-name="P11">Esthéticienne</text:p>
            </text:list-item>
            <text:list-item>
              <text:p text:style-name="P11">Fleuriste</text:p>
            </text:list-item>
            <text:list-item>
              <text:p text:style-name="P11">Photographe</text:p>
            </text:list-item>
            <text:list-item>
              <text:p text:style-name="P11">Couturier</text:p>
            </text:list-item>
            <text:list-item>
              <text:p text:style-name="P11">Garagiste</text:p>
            </text:list-item>
            <text:list-item>
              <text:p text:style-name="P11">Comptable</text:p>
            </text:list-item>
            <text:list-item>
              <text:p text:style-name="P11">Avocat</text:p>
            </text:list-item>
            <text:list-item>
              <text:p text:style-name="P11">Femme de ménage</text:p>
            </text:list-item>
            <text:list-item>
              <text:p text:style-name="P11">Garde d'enfant</text:p>
            </text:list-item>
            <text:list-item>
              <text:p text:style-name="P11">Réparateur électronique</text:p>
            </text:list-item>
            <text:list-item>
              <text:p text:style-name="P11">DJ</text:p>
            </text:list-item>
            <text:list-item>
              <text:p text:style-name="P11">Animation</text:p>
            </text:list-item>
          </text:list>
        </text:list-item>
        <text:list-item>
          <text:p text:style-name="P10">Bâtiment</text:p>
          <text:list>
            <text:list-item>
              <text:p text:style-name="P10">Installateur d'air conditionné</text:p>
            </text:list-item>
            <text:list-item>
              <text:p text:style-name="P10">Plombier</text:p>
            </text:list-item>
            <text:list-item>
              <text:p text:style-name="P10">Electricien</text:p>
            </text:list-item>
            <text:list-item>
              <text:p text:style-name="P10">Maçon</text:p>
            </text:list-item>
            <text:list-item>
              <text:p text:style-name="P10">Architecte</text:p>
            </text:list-item>
            <text:list-item>
              <text:p text:style-name="P10">Cosntructeur immobilier</text:p>
            </text:list-item>
            <text:list-item>
              <text:p text:style-name="P10">Alarmes et sécurité</text:p>
            </text:list-item>
            <text:list-item>
              <text:p text:style-name="P10">Designer d'intérieur</text:p>
            </text:list-item>
            <text:list-item>
              <text:p text:style-name="P10">Peintre</text:p>
            </text:list-item>
            <text:list-item>
              <text:p text:style-name="P10">Exterminateur</text:p>
            </text:list-item>
            <text:list-item>
              <text:p text:style-name="P10"><text:soft-page-break/>Installateur sanitaire</text:p>
            </text:list-item>
            <text:list-item>
              <text:p text:style-name="P10">Installateur de piscines</text:p>
            </text:list-item>
            <text:list-item>
              <text:p text:style-name="P10">Poseur de fenêtres</text:p>
            </text:list-item>
            <text:list-item>
              <text:p text:style-name="P10">Canalisateur</text:p>
            </text:list-item>
            <text:list-item>
              <text:p text:style-name="P10">Menuisier</text:p>
            </text:list-item>
            <text:list-item>
              <text:p text:style-name="P11">Agence immobilière</text:p>
            </text:list-item>
            <text:list-item>
              <text:p text:style-name="P11">Serrurier</text:p>
            </text:list-item>
          </text:list>
        </text:list-item>
        <text:list-item>
          <text:p text:style-name="P11">Etablissement publi<text:span text:style-name="T4">que</text:span></text:p>
          <text:list>
            <text:list-item>
              <text:p text:style-name="P11">Mairie</text:p>
            </text:list-item>
            <text:list-item>
              <text:p text:style-name="P11">Hôtel de ville</text:p>
            </text:list-item>
            <text:list-item>
              <text:p text:style-name="P11">Hôtel de police</text:p>
            </text:list-item>
            <text:list-item>
              <text:p text:style-name="P11">Huissier de justice</text:p>
            </text:list-item>
            <text:list-item>
              <text:p text:style-name="P14">Hôtel des impôts</text:p>
            </text:list-item>
            <text:list-item>
              <text:p text:style-name="P18">Eglises</text:p>
            </text:list-item>
          </text:list>
        </text:list-item>
        <text:list-item>
          <text:p text:style-name="P13">Enseignement</text:p>
          <text:list>
            <text:list-item>
              <text:p text:style-name="P16">Ecole</text:p>
            </text:list-item>
            <text:list-item>
              <text:p text:style-name="P16">Université</text:p>
            </text:list-item>
          </text:list>
        </text:list-item>
        <text:list-item>
          <text:p text:style-name="P17">Commerces</text:p>
          <text:list>
            <text:list-item>
              <text:p text:style-name="P17">Banque</text:p>
            </text:list-item>
            <text:list-item>
              <text:p text:style-name="P17">Supermarché</text:p>
            </text:list-item>
            <text:list-item>
              <text:p text:style-name="P17">Assurance</text:p>
            </text:list-item>
            <text:list-item>
              <text:p text:style-name="P17">Tabac</text:p>
            </text:list-item>
            <text:list-item>
              <text:p text:style-name="P17">La poste</text:p>
            </text:list-item>
            <text:list-item>
              <text:p text:style-name="P17">Cinéma</text:p>
            </text:list-item>
            <text:list-item>
              <text:p text:style-name="P17">Boîte de nuit</text:p>
            </text:list-item>
            <text:list-item>
              <text:p text:style-name="P17">Centre commercial</text:p>
            </text:list-item>
            <text:list-item>
              <text:p text:style-name="P17">Location véhicule</text:p>
            </text:list-item>
            <text:list-item>
              <text:p text:style-name="P19">Salle de gym</text:p>
            </text:list-item>
          </text:list>
        </text:list-item>
      </text:list>
      <text:p text:style-name="P12"/>
      <text:p text:style-name="P12"/>
      <text:p text:style-name="P15">More : http://www.pagesjaunes.fr/activite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14:53:38.050762000</meta:creation-date>
    <dc:date>2014-06-10T14:31:06.977013000</dc:date>
    <meta:editing-duration>PT1H39M50S</meta:editing-duration>
    <meta:editing-cycles>8</meta:editing-cycles>
    <meta:generator>LibreOffice/4.1.6.2$MacOSX_x86 LibreOffice_project/40ff705089295be5be0aae9b15123f687c05b0a</meta:generator>
    <meta:document-statistic meta:table-count="0" meta:image-count="0" meta:object-count="0" meta:page-count="3" meta:paragraph-count="125" meta:word-count="378" meta:character-count="1996" meta:non-whitespace-character-count="1863"/>
  </office:meta>
</office:document-meta>
</file>